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b3b3b3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b3b3b3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4pt"/>
    </style:style>
    <style:style style:name="P7" style:family="paragraph">
      <style:paragraph-properties fo:margin-left="0.6cm" fo:margin-right="0cm" fo:text-indent="-0.6cm"/>
    </style:style>
    <style:style style:name="T1" style:family="text">
      <style:text-properties fo:font-size="20pt"/>
    </style:style>
    <style:style style:name="T2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2" draw:id="id1" draw:layer="layout" svg:width="6cm" svg:height="3cm" svg:x="10cm" svg:y="3cm">
          <text:p text:style-name="P1"><text:span text:style-name="T1">businessEnt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2" draw:layer="layout" svg:width="6cm" svg:height="3cm" svg:x="11cm" svg:y="7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id="id3" draw:layer="layout" svg:width="6cm" svg:height="3cm" svg:x="11.5cm" svg:y="7.5cm">
          <text:p text:style-name="P1"><text:span text:style-name="T1">business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id="id4" draw:layer="layout" svg:width="6cm" svg:height="3cm" svg:x="12cm" svg:y="11.5cm">
          <text:p text:style-name="P5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id="id5" draw:layer="layout" svg:width="6cm" svg:height="3cm" svg:x="12.5cm" svg:y="12cm">
          <text:p text:style-name="P4"><text:span text:style-name="T1">bindingTempl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line-skew="-4.001cm 1cm" svg:x1="13cm" svg:y1="6cm" svg:x2="11cm" svg:y2="8.5cm" draw:start-shape="id1" draw:start-glue-point="2" draw:end-shape="id2" draw:end-glue-point="3">
          <text:p text:style-name="P5"/>
        </draw:connector>
        <draw:connector draw:style-name="gr6" draw:text-style-name="P3" draw:layer="layout" draw:line-skew="-0.263cm" svg:x1="10.526cm" svg:y1="8.513cm" svg:x2="11.5cm" svg:y2="9cm" draw:end-shape="id3" draw:end-glue-point="3">
          <text:p text:style-name="P5"/>
        </draw:connector>
        <draw:connector draw:style-name="gr6" draw:text-style-name="P3" draw:layer="layout" draw:line-skew="-4.001cm 0.5cm" svg:x1="14.5cm" svg:y1="10.5cm" svg:x2="12cm" svg:y2="13cm" draw:start-shape="id3" draw:start-glue-point="2" draw:end-shape="id4" draw:end-glue-point="3">
          <text:p text:style-name="P5"/>
        </draw:connector>
        <draw:connector draw:style-name="gr6" draw:text-style-name="P3" draw:layer="layout" draw:line-skew="-0.252cm" svg:x1="12.5cm" svg:y1="13.5cm" svg:x2="11.504cm" svg:y2="12.999cm" draw:start-shape="id5" draw:start-glue-point="3">
          <text:p text:style-name="P5"/>
        </draw:connector>
        <draw:custom-shape draw:style-name="gr7" draw:text-style-name="P3" draw:layer="layout" svg:width="0.5cm" svg:height="3.7cm" svg:x="9cm" svg:y="2.5cm">
          <text:p text:style-name="P5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5cm" svg:height="4.3cm" svg:x="9cm" svg:y="6.2cm">
          <text:p text:style-name="P5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5cm" svg:height="4.6cm" svg:x="9cm" svg:y="10.5cm">
          <text:p text:style-name="P5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6" draw:layer="layout" svg:width="2.5cm" svg:height="1.361cm" svg:x="7.1cm" svg:y="3.7cm">
          <draw:text-box>
            <text:p text:style-name="P5"><text:span text:style-name="T2">White Pages</text:span></text:p>
          </draw:text-box>
        </draw:frame>
        <draw:frame draw:style-name="gr8" draw:text-style-name="P6" draw:layer="layout" svg:width="2.5cm" svg:height="1.361cm" svg:x="7.1cm" svg:y="7.701cm">
          <draw:text-box>
            <text:p text:style-name="P5"><text:span text:style-name="T2">Yellow Pages</text:span></text:p>
          </draw:text-box>
        </draw:frame>
        <draw:frame draw:style-name="gr8" draw:text-style-name="P6" draw:layer="layout" svg:width="2.5cm" svg:height="1.361cm" svg:x="7.1cm" svg:y="12.202cm">
          <draw:text-box>
            <text:p text:style-name="P5"><text:span text:style-name="T2">Green Pages</text:span></text:p>
          </draw:text-box>
        </draw:frame>
        <draw:custom-shape draw:style-name="gr7" draw:text-style-name="P3" draw:layer="layout" svg:width="0.5cm" svg:height="3.7cm" svg:x="6.7cm" svg:y="2.5cm">
          <text:p text:style-name="P5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5cm" svg:height="9.3cm" svg:x="6.7cm" svg:y="6.2cm">
          <text:p text:style-name="P5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6" draw:layer="layout" svg:width="3.2cm" svg:height="1.361cm" svg:x="3.9cm" svg:y="3.701cm">
          <draw:text-box>
            <text:p text:style-name="P5"><text:span text:style-name="T2">Business Information</text:span></text:p>
          </draw:text-box>
        </draw:frame>
        <draw:frame draw:style-name="gr8" draw:text-style-name="P6" draw:layer="layout" svg:width="3.2cm" svg:height="1.361cm" svg:x="3.9cm" svg:y="10.202cm">
          <draw:text-box>
            <text:p text:style-name="P5"><text:span text:style-name="T2">Service Information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1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1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RogerG</meta:initial-creator>
    <meta:creation-date>2005-12-04T18:33:30</meta:creation-date>
    <dc:creator>Falko Menge</dc:creator>
    <dc:date>2005-12-05T01:14:58</dc:date>
    <dc:language>de-DE</dc:language>
    <meta:editing-cycles>3</meta:editing-cycles>
    <meta:editing-duration>PT29M45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